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2" style:family="graphic" style:parent-style-name="standard">
      <style:graphic-properties svg:stroke-color="#000000" draw:fill-color="#99cccc" draw:textarea-horizontal-align="justify" draw:textarea-vertical-align="middle" draw:auto-grow-height="false" fo:min-height="0.246cm" fo:min-width="0cm"/>
    </style:style>
    <style:style style:name="gr3" style:family="graphic" style:parent-style-name="standard">
      <style:graphic-properties svg:stroke-color="#000000" draw:fill-color="#9999ff" draw:textarea-horizontal-align="justify" draw:textarea-vertical-align="middle" draw:auto-grow-height="false" fo:min-height="0.05cm" fo:min-width="0cm"/>
    </style:style>
    <style:style style:name="gr4" style:family="graphic" style:parent-style-name="standard">
      <style:graphic-properties svg:stroke-color="#000000" draw:fill-color="#99ff99" draw:textarea-horizontal-align="justify" draw:textarea-vertical-align="middle" draw:auto-grow-height="false" fo:min-height="0.034cm" fo:min-width="0.066cm"/>
    </style:style>
    <style:style style:name="gr5" style:family="graphic" style:parent-style-name="standard">
      <style:graphic-properties svg:stroke-color="#000000" draw:fill-color="#ff6666" draw:textarea-horizontal-align="justify" draw:textarea-vertical-align="middle" draw:auto-grow-height="false" fo:min-height="0.034cm" fo:min-width="0.066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19cm"/>
    </style:style>
    <style:style style:name="gr8" style:family="graphic" style:parent-style-name="standard">
      <style:graphic-properties draw:stroke="none" svg:stroke-color="#000000" draw:fill="none" draw:fill-color="#ffffff" fo:min-height="0.637cm"/>
    </style:style>
    <style:style style:name="gr9" style:family="graphic" style:parent-style-name="standard">
      <style:graphic-properties draw:stroke="none" svg:stroke-color="#000000" draw:fill="none" draw:fill-color="#ffffff" fo:min-height="0.445cm"/>
    </style:style>
    <style:style style:name="gr10" style:family="graphic" style:parent-style-name="standard">
      <style:graphic-properties svg:stroke-width="0cm" svg:stroke-color="#000000" draw:marker-start-width="0.2cm" draw:marker-end-width="0.2cm" draw:fill-color="#cccccc" draw:textarea-horizontal-align="justify" draw:textarea-vertical-align="middle" draw:auto-grow-height="false" fo:min-height="0.55cm" fo:min-width="1.3cm" fo:padding-top="0.125cm" fo:padding-bottom="0.125cm" fo:padding-left="0.25cm" fo:padding-right="0.25cm"/>
    </style:style>
    <style:style style:name="gr11" style:family="graphic" style:parent-style-name="standard">
      <style:graphic-properties svg:stroke-color="#000000" draw:fill-color="#99cccc" draw:textarea-horizontal-align="justify" draw:textarea-vertical-align="middle" draw:auto-grow-height="false" fo:min-height="0.599cm" fo:min-width="0.349cm"/>
    </style:style>
    <style:style style:name="gr12" style:family="graphic" style:parent-style-name="standard">
      <style:graphic-properties svg:stroke-color="#000000" draw:fill-color="#ff6666" draw:textarea-horizontal-align="justify" draw:textarea-vertical-align="middle" draw:auto-grow-height="false" fo:min-height="0.106cm" fo:min-width="0.21cm"/>
    </style:style>
    <style:style style:name="gr13" style:family="graphic" style:parent-style-name="standard">
      <style:graphic-properties svg:stroke-color="#000000" draw:fill-color="#99ff99" draw:textarea-horizontal-align="justify" draw:textarea-vertical-align="middle" draw:auto-grow-height="false" fo:min-height="0.105cm" fo:min-width="0.21cm"/>
    </style:style>
    <style:style style:name="gr14" style:family="graphic" style:parent-style-name="standard">
      <style:graphic-properties svg:stroke-color="#000000" draw:fill-color="#9999ff" draw:textarea-horizontal-align="justify" draw:textarea-vertical-align="middle" draw:auto-grow-height="false" fo:min-height="0.251cm" fo:min-width="0.001cm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solid" svg:stroke-color="#000000" draw:fill="none" draw:fill-color="#ffffff" fo:min-height="0.35cm"/>
    </style:style>
    <style:style style:name="gr17" style:family="graphic" style:parent-style-name="standard">
      <style:graphic-properties draw:stroke="solid" svg:stroke-color="#000000" draw:fill="none" draw:fill-color="#ffffff" fo:min-height="0.319cm"/>
    </style:style>
    <style:style style:name="gr18" style:family="graphic" style:parent-style-name="standard">
      <style:graphic-properties svg:stroke-color="#000000" draw:fill-color="#99cccc" draw:textarea-horizontal-align="justify" draw:textarea-vertical-align="middle" draw:auto-grow-height="false" fo:min-height="0.67cm" fo:min-width="0.42cm"/>
    </style:style>
    <style:style style:name="gr19" style:family="graphic" style:parent-style-name="standard">
      <style:graphic-properties svg:stroke-width="0cm" svg:stroke-color="#000000" draw:marker-start-width="0.2cm" draw:marker-end-width="0.2cm" draw:fill-color="#ffffff" draw:textarea-horizontal-align="justify" draw:textarea-vertical-align="middle" draw:auto-grow-height="false" fo:min-height="0.25cm" fo:min-width="0.5cm" fo:padding-top="0.125cm" fo:padding-bottom="0.125cm" fo:padding-left="0.25cm" fo:padding-right="0.25cm"/>
    </style:style>
    <style:style style:name="gr20" style:family="graphic" style:parent-style-name="standard">
      <style:graphic-properties draw:stroke="none" svg:stroke-color="#000000" draw:fill="none" draw:fill-color="#ffffff" fo:min-height="0.35cm"/>
    </style:style>
    <style:style style:name="P1" style:family="paragraph">
      <loext:graphic-properties draw:fill-color="#cccccc"/>
      <style:paragraph-properties fo:text-align="center"/>
    </style:style>
    <style:style style:name="P2" style:family="paragraph">
      <loext:graphic-properties draw:fill-color="#99cccc"/>
      <style:paragraph-properties fo:text-align="center"/>
    </style:style>
    <style:style style:name="P3" style:family="paragraph">
      <loext:graphic-properties draw:fill-color="#9999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99ff99"/>
      <style:paragraph-properties fo:text-align="center"/>
      <style:text-properties fo:font-size="8pt" style:font-size-asian="8pt" style:font-size-complex="8pt"/>
    </style:style>
    <style:style style:name="P6" style:family="paragraph">
      <loext:graphic-properties draw:fill-color="#ff6666"/>
      <style:paragraph-properties fo:text-align="center"/>
      <style:text-properties fo:font-size="8pt" style:font-size-asian="8pt" style:font-size-complex="8pt"/>
    </style:style>
    <style:style style:name="P7" style:family="paragraph">
      <loext:graphic-properties draw:fill="none"/>
      <style:paragraph-properties fo:text-align="center"/>
    </style:style>
    <style:style style:name="P8" style:family="paragraph">
      <loext:graphic-properties draw:fill="none" draw:fill-color="#ffffff"/>
      <style:text-properties fo:font-size="8pt" style:font-size-asian="8pt" style:font-size-complex="8pt"/>
    </style:style>
    <style:style style:name="P9" style:family="paragraph">
      <loext:graphic-properties draw:fill-color="#cccccc"/>
      <style:paragraph-properties fo:text-align="center"/>
      <style:text-properties fo:font-size="8pt" style:font-size-asian="8pt" style:font-size-complex="8pt"/>
    </style:style>
    <style:style style:name="P10" style:family="paragraph">
      <loext:graphic-properties draw:fill-color="#99cccc"/>
      <style:paragraph-properties fo:text-align="center"/>
      <style:text-properties fo:font-size="8pt" style:font-size-asian="8pt" style:font-size-complex="8pt"/>
    </style:style>
    <style:style style:name="P11" style:family="paragraph">
      <loext:graphic-properties draw:fill-color="#9999ff"/>
      <style:paragraph-properties fo:text-align="center"/>
      <style:text-properties fo:font-size="8pt" style:font-size-asian="8pt" style:font-size-complex="8pt"/>
    </style:style>
    <style:style style:name="P12" style:family="paragraph">
      <loext:graphic-properties draw:fill-color="#ffffff"/>
      <style:paragraph-properties fo:text-align="center"/>
    </style:style>
    <style:style style:name="T1" style:family="text">
      <style:text-properties fo:font-size="8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cm" svg:height="0.5cm" svg:x="1.4cm" svg:y="1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0.7cm" svg:height="0.7cm" svg:x="1.5cm" svg:y="18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3" draw:layer="layout" svg:width="0.6cm" svg:height="0.6cm" svg:x="4.5cm" svg:y="18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draw:layer="layout" svg:width="0.8cm" svg:height="0.4cm" svg:x="4.4cm" svg:y="19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draw:layer="layout" svg:width="0.8cm" svg:height="0.4cm" svg:x="7.001cm" svg:y="18.101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7cm" svg:y1="19.3cm" svg:x2="7.9cm" svg:y2="19.3cm">
          <text:p/>
        </draw:line>
        <draw:frame draw:style-name="gr7" draw:text-style-name="P8" draw:layer="layout" svg:width="1.4cm" svg:height="0.569cm" svg:x="2.3cm" svg:y="18cm">
          <draw:text-box>
            <text:p><text:span text:style-name="T1">action</text:span></text:p>
          </draw:text-box>
        </draw:frame>
        <draw:frame draw:style-name="gr8" draw:text-style-name="P8" draw:layer="layout" svg:width="1.7cm" svg:height="0.887cm" svg:x="2.3cm" svg:y="18.901cm">
          <draw:text-box>
            <text:p><text:span text:style-name="T1">affichage</text:span></text:p>
          </draw:text-box>
        </draw:frame>
        <draw:frame draw:style-name="gr8" draw:text-style-name="P8" draw:layer="layout" svg:width="1.7cm" svg:height="0.887cm" svg:x="5.2cm" svg:y="18.002cm">
          <draw:text-box>
            <text:p><text:span text:style-name="T1">message</text:span></text:p>
          </draw:text-box>
        </draw:frame>
        <draw:frame draw:style-name="gr8" draw:text-style-name="P8" draw:layer="layout" svg:width="1.7cm" svg:height="0.887cm" svg:x="5.2cm" svg:y="18.903cm">
          <draw:text-box>
            <text:p><text:span text:style-name="T1">validation</text:span></text:p>
          </draw:text-box>
        </draw:frame>
        <draw:frame draw:style-name="gr7" draw:text-style-name="P8" draw:layer="layout" svg:width="1.4cm" svg:height="0.569cm" svg:x="7.8cm" svg:y="18.004cm">
          <draw:text-box>
            <text:p><text:span text:style-name="T1">échec</text:span></text:p>
          </draw:text-box>
        </draw:frame>
        <draw:frame draw:style-name="gr9" draw:text-style-name="P8" draw:layer="layout" svg:width="1.7cm" svg:height="0.695cm" svg:x="7.8cm" svg:y="19.005cm">
          <draw:text-box>
            <text:p><text:span text:style-name="T1">transition</text:span></text:p>
          </draw:text-box>
        </draw:frame>
        <draw:custom-shape draw:style-name="gr10" draw:text-style-name="P9" draw:layer="layout" svg:width="1.8cm" svg:height="0.8cm" svg:x="1.5cm" svg:y="8.7cm">
          <text:p text:style-name="P4"><text:span text:style-name="T1">Démarrage</text:span><text:span text:style-name="T1"><text:line-break/></text:span><text:span text:style-name="T1">programm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3.3cm" svg:y1="9.1cm" svg:x2="4.5cm" svg:y2="9.1cm">
          <text:p/>
        </draw:line>
        <draw:custom-shape draw:style-name="gr11" draw:text-style-name="P10" draw:layer="layout" svg:width="1.199cm" svg:height="1.199cm" svg:x="4.601cm" svg:y="8.501cm">
          <text:p text:style-name="P4"><text:span text:style-name="T1">accuei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5.9cm" svg:y1="9.1cm" svg:x2="7.1cm" svg:y2="9.1cm">
          <text:p/>
        </draw:line>
        <draw:custom-shape draw:style-name="gr10" draw:text-style-name="P9" draw:layer="layout" svg:width="1.8cm" svg:height="0.8cm" svg:x="7.1cm" svg:y="8.7cm">
          <text:p text:style-name="P4"><text:span text:style-name="T1">Rentrer </text:span><text:span text:style-name="T1"><text:line-break/></text:span><text:span text:style-name="T1">nom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004cm" svg:height="0.502cm" svg:x="7.502cm" svg:y="7.5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5" draw:layer="layout" svg:width="1.002cm" svg:height="0.501cm" svg:x="9.801cm" svg:y="8.8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8cm" svg:y1="8.7cm" svg:x2="8cm" svg:y2="8cm">
          <text:p/>
        </draw:line>
        <draw:line draw:style-name="gr6" draw:text-style-name="P7" draw:layer="layout" svg:x1="8.9cm" svg:y1="9.1cm" svg:x2="9.8cm" svg:y2="9.1cm">
          <text:p/>
        </draw:line>
        <draw:line draw:style-name="gr6" draw:text-style-name="P7" draw:layer="layout" svg:x1="7.6cm" svg:y1="7.8cm" svg:x2="6.5cm" svg:y2="7.8cm">
          <text:p/>
        </draw:line>
        <draw:custom-shape draw:style-name="gr14" draw:text-style-name="P11" draw:layer="layout" svg:width="1.001cm" svg:height="1.001cm" svg:x="5.6cm" svg:y="7.3cm">
          <text:p text:style-name="P4"><text:span text:style-name="T1">erreu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7" draw:layer="layout" svg:x1="5.5cm" svg:y1="7.8cm" svg:x2="5.2cm" svg:y2="7.8cm">
          <text:p/>
        </draw:line>
        <draw:line draw:style-name="gr6" draw:text-style-name="P7" draw:layer="layout" svg:x1="5.2cm" svg:y1="7.801cm" svg:x2="5.2cm" svg:y2="8.6cm">
          <text:p/>
        </draw:line>
        <draw:line draw:style-name="gr6" draw:text-style-name="P7" draw:layer="layout" svg:x1="10.8cm" svg:y1="9.1cm" svg:x2="11.8cm" svg:y2="9.1cm">
          <text:p/>
        </draw:line>
        <draw:custom-shape draw:style-name="gr11" draw:text-style-name="P10" draw:layer="layout" svg:width="1.199cm" svg:height="1.199cm" svg:x="11.801cm" svg:y="8.501cm">
          <text:p text:style-name="P4"><text:span text:style-name="T1">jou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3cm" svg:y1="9.1cm" svg:x2="14.2cm" svg:y2="9.1cm">
          <text:p/>
        </draw:line>
        <draw:custom-shape draw:style-name="gr10" draw:text-style-name="P9" draw:layer="layout" svg:width="1.8cm" svg:height="0.8cm" svg:x="14.2cm" svg:y="8.7cm">
          <text:p text:style-name="P4"><text:span text:style-name="T1">Rentrer </text:span></text:p>
          <text:p text:style-name="P4"><text:span text:style-name="T1">choix</text:span></text:p>
          <draw:enhanced-geometry svg:viewBox="0 0 21600 21600" draw:type="rectangle" draw:enhanced-path="M 0 0 L 21600 0 21600 21600 0 21600 0 0 Z N"/>
        </draw:custom-shape>
        <draw:custom-shape draw:style-name="gr12" draw:text-style-name="P6" draw:layer="layout" svg:width="1.004cm" svg:height="0.502cm" svg:x="14.602cm" svg:y="7.5cm">
          <text:p text:style-name="P4"><text:span text:style-name="T1">KO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5.1cm" svg:y1="8.7cm" svg:x2="15.1cm" svg:y2="8cm">
          <text:p/>
        </draw:line>
        <draw:line draw:style-name="gr6" draw:text-style-name="P7" draw:layer="layout" svg:x1="14.7cm" svg:y1="7.8cm" svg:x2="13.6cm" svg:y2="7.8cm">
          <text:p/>
        </draw:line>
        <draw:custom-shape draw:style-name="gr14" draw:text-style-name="P11" draw:layer="layout" svg:width="1.001cm" svg:height="1.001cm" svg:x="12.7cm" svg:y="7.3cm">
          <text:p text:style-name="P4"><text:span text:style-name="T1">erreur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line draw:style-name="gr15" draw:text-style-name="P7" draw:layer="layout" svg:x1="12.6cm" svg:y1="7.8cm" svg:x2="12.3cm" svg:y2="7.8cm">
          <text:p/>
        </draw:line>
        <draw:line draw:style-name="gr6" draw:text-style-name="P7" draw:layer="layout" svg:x1="12.3cm" svg:y1="7.801cm" svg:x2="12.3cm" svg:y2="8.6cm">
          <text:p/>
        </draw:line>
        <draw:custom-shape draw:style-name="gr13" draw:text-style-name="P5" draw:layer="layout" svg:width="1.002cm" svg:height="0.501cm" svg:x="16.901cm" svg:y="8.8cm">
          <text:p text:style-name="P4"><text:span text:style-name="T1">O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16cm" svg:y1="9.1cm" svg:x2="16.9cm" svg:y2="9.1cm">
          <text:p/>
        </draw:line>
        <draw:line draw:style-name="gr6" draw:text-style-name="P7" draw:layer="layout" svg:x1="17.9cm" svg:y1="9.1cm" svg:x2="18.9cm" svg:y2="9.1cm">
          <text:p/>
        </draw:line>
        <draw:custom-shape draw:style-name="gr10" draw:text-style-name="P9" draw:layer="layout" svg:width="1.8cm" svg:height="0.8cm" svg:x="18.9cm" svg:y="8.7cm">
          <text:p text:style-name="P4"><text:span text:style-name="T1">Choix</text:span><text:span text:style-name="T1"><text:line-break/></text:span><text:span text:style-name="T1">ordinateur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0.7cm" svg:y1="9.1cm" svg:x2="21.7cm" svg:y2="9.1cm">
          <text:p/>
        </draw:line>
        <draw:custom-shape draw:style-name="gr11" draw:text-style-name="P10" draw:layer="layout" svg:width="1.199cm" svg:height="1.199cm" svg:x="21.701cm" svg:y="8.501cm">
          <text:p text:style-name="P4"><text:span text:style-name="T1">Choix</text:span><text:span text:style-name="T1"><text:line-break/></text:span><text:span text:style-name="T1">joueur</text:span><text:span text:style-name="T1"><text:line-break/></text:span><text:span text:style-name="T1">ordi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2.9cm" svg:y1="9.1cm" svg:x2="23.9cm" svg:y2="9.1cm">
          <text:p/>
        </draw:line>
        <draw:custom-shape draw:style-name="gr10" draw:text-style-name="P9" draw:layer="layout" svg:width="1.8cm" svg:height="0.8cm" svg:x="23.9cm" svg:y="8.7cm">
          <text:p text:style-name="P4"><text:span text:style-name="T1">Compare et</text:span><text:span text:style-name="T1"><text:line-break/></text:span><text:span text:style-name="T1">calcule score</text:span></text:p>
          <draw:enhanced-geometry svg:viewBox="0 0 21600 21600" draw:type="rectangle" draw:enhanced-path="M 0 0 L 21600 0 21600 21600 0 21600 0 0 Z N"/>
        </draw:custom-shape>
        <draw:line draw:style-name="gr6" draw:text-style-name="P7" draw:layer="layout" svg:x1="25.7cm" svg:y1="9.1cm" svg:x2="26.7cm" svg:y2="9.1cm">
          <text:p/>
        </draw:line>
        <draw:custom-shape draw:style-name="gr11" draw:text-style-name="P10" draw:layer="layout" svg:width="1.199cm" svg:height="1.199cm" svg:x="26.701cm" svg:y="8.501cm">
          <text:p text:style-name="P4"><text:span text:style-name="T1">résultat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7" draw:layer="layout" svg:x1="27.3cm" svg:y1="8.5cm" svg:x2="27.3cm" svg:y2="7.4cm">
          <text:p/>
        </draw:line>
        <draw:frame draw:style-name="gr16" draw:text-style-name="P8" draw:layer="layout" svg:width="1.9cm" svg:height="0.6cm" svg:x="26.3cm" svg:y="6.7cm">
          <draw:text-box>
            <text:p><text:span text:style-name="T1">Si 3 points</text:span></text:p>
          </draw:text-box>
        </draw:frame>
        <draw:line draw:style-name="gr15" draw:text-style-name="P7" draw:layer="layout" svg:x1="27.3cm" svg:y1="10.8cm" svg:x2="27.3cm" svg:y2="9.7cm">
          <text:p/>
        </draw:line>
        <draw:frame draw:style-name="gr17" draw:text-style-name="P8" draw:layer="layout" svg:width="2.2cm" svg:height="0.569cm" svg:x="26.3cm" svg:y="10.9cm">
          <draw:text-box>
            <text:p><text:span text:style-name="T1">Si <text:s/>&lt; 3 points</text:span></text:p>
          </draw:text-box>
        </draw:frame>
        <draw:line draw:style-name="gr15" draw:text-style-name="P7" draw:layer="layout" svg:x1="26.3cm" svg:y1="11.2cm" svg:x2="12.3cm" svg:y2="11.2cm">
          <text:p/>
        </draw:line>
        <draw:line draw:style-name="gr6" draw:text-style-name="P7" draw:layer="layout" svg:x1="12.3cm" svg:y1="11.201cm" svg:x2="12.3cm" svg:y2="9.7cm">
          <text:p/>
        </draw:line>
        <draw:line draw:style-name="gr6" draw:text-style-name="P7" draw:layer="layout" svg:x1="27.3cm" svg:y1="6.7cm" svg:x2="27.3cm" svg:y2="5.199cm">
          <text:p/>
        </draw:line>
        <draw:custom-shape draw:style-name="gr18" draw:text-style-name="P10" draw:layer="layout" svg:width="1.3cm" svg:height="1.3cm" svg:x="26.6cm" svg:y="3.9cm">
          <text:p text:style-name="P4"><text:span text:style-name="T1">vainqueu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7" draw:layer="layout" svg:x1="26.6cm" svg:y1="4.6cm" svg:x2="25.2cm" svg:y2="4.6cm">
          <text:p/>
        </draw:line>
        <draw:line draw:style-name="gr6" draw:text-style-name="P7" draw:layer="layout" svg:x1="27.3cm" svg:y1="3.901cm" svg:x2="27.3cm" svg:y2="2.7cm">
          <text:p/>
        </draw:line>
        <draw:custom-shape draw:style-name="gr10" draw:text-style-name="P9" draw:layer="layout" svg:width="1.8cm" svg:height="0.8cm" svg:x="26.3cm" svg:y="1.9cm">
          <text:p text:style-name="P4"><text:span text:style-name="T1">quitter</text:span></text:p>
          <draw:enhanced-geometry svg:viewBox="0 0 21600 21600" draw:type="rectangle" draw:enhanced-path="M 0 0 L 21600 0 21600 21600 0 21600 0 0 Z N"/>
        </draw:custom-shape>
        <draw:custom-shape draw:style-name="gr10" draw:text-style-name="P9" draw:layer="layout" svg:width="1.8cm" svg:height="0.8cm" svg:x="23.4cm" svg:y="4.1cm">
          <text:p text:style-name="P4"><text:span text:style-name="T1">rejouer</text:span></text:p>
          <draw:enhanced-geometry svg:viewBox="0 0 21600 21600" draw:type="rectangle" draw:enhanced-path="M 0 0 L 21600 0 21600 21600 0 21600 0 0 Z N"/>
        </draw:custom-shape>
        <draw:line draw:style-name="gr15" draw:text-style-name="P7" draw:layer="layout" svg:x1="23.4cm" svg:y1="4.5cm" svg:x2="12.3cm" svg:y2="4.5cm">
          <text:p/>
        </draw:line>
        <draw:line draw:style-name="gr6" draw:text-style-name="P7" draw:layer="layout" svg:x1="12.3cm" svg:y1="4.501cm" svg:x2="12.3cm" svg:y2="7.8cm">
          <text:p/>
        </draw:line>
        <draw:line draw:style-name="gr6" draw:text-style-name="P7" draw:layer="layout" svg:x1="12.3cm" svg:y1="7.801cm" svg:x2="12.3cm" svg:y2="8.6cm">
          <text:p/>
        </draw:line>
        <draw:custom-shape draw:style-name="gr19" draw:text-style-name="P12" draw:layer="layout" svg:width="1cm" svg:height="0.5cm" svg:x="9.7cm" svg:y="18cm">
          <text:p/>
          <draw:enhanced-geometry svg:viewBox="0 0 21600 21600" draw:type="rectangle" draw:enhanced-path="M 0 0 L 21600 0 21600 21600 0 21600 0 0 Z N"/>
        </draw:custom-shape>
        <draw:frame draw:style-name="gr20" draw:text-style-name="P8" draw:layer="layout" svg:width="2cm" svg:height="0.6cm" svg:x="10.6cm" svg:y="18cm">
          <draw:text-box>
            <text:p><text:span text:style-name="T1">information</text:span></text:p>
          </draw:text-box>
        </draw:frame>
        <draw:custom-shape draw:style-name="gr10" draw:text-style-name="P9" draw:layer="layout" svg:width="1.8cm" svg:height="0.8cm" svg:x="14.3cm" svg:y="4.1cm">
          <text:p text:style-name="P4"><text:span text:style-name="T1">Scores à 0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1-05T09:39:20.073835203</meta:creation-date>
    <dc:date>2019-11-05T14:01:45.581148288</dc:date>
    <meta:editing-duration>PT1H43M48S</meta:editing-duration>
    <meta:editing-cycles>9</meta:editing-cycles>
    <meta:generator>LibreOffice/5.1.6.2$Linux_X86_64 LibreOffice_project/10m0$Build-2</meta:generator>
    <meta:document-statistic meta:object-count="63"/>
  </office:meta>
</office:document-meta>
</file>